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есть более насущные моменты</text:p>
      <text:p text:style-name="Standard"/>
      <text:p text:style-name="Standard">на своем приложение с роутингом</text:p>
      <text:p text:style-name="Standard"/>
      <text:p text:style-name="Standard">добавь страницу авторизации</text:p>
      <text:p text:style-name="Standard"/>
      <text:p text:style-name="Standard">логин пароль</text:p>
      <text:p text:style-name="Standard"/>
      <text:p text:style-name="Standard">создай форму</text:p>
      <text:p text:style-name="Standard"/>
      <text:p text:style-name="Standard">и напиши обработчики под них</text:p>
      <text:p text:style-name="Standard"/>
      <text:p text:style-name="Standard">по результату логина должна стать досутпна какоя то страница</text:p>
      <text:p text:style-name="Standard"/>
      <text:p text:style-name="Standard">изначально перейти на нее без авторизации нельзя</text:p>
      <text:p text:style-name="Standard"/>
      <text:p text:style-name="Standard">условие для авторизации будет простое</text:p>
      <text:p text:style-name="Standard"/>
      <text:p text:style-name="Standard">ты при клике на кнопку логин вызовешь фнукицю которая сверит логин и пароль</text:p>
      <text:p text:style-name="Standard"/>
      <text:p text:style-name="Standard">и в случае успеха что то положит в куки</text:p>
      <text:p text:style-name="Standard"/>
      <text:p text:style-name="Standard"/>
      <text:p text:style-name="Standard">если в куках что то есть значит пользователь авторизирован</text:p>
      <text:p text:style-name="Standard"/>
      <text:p text:style-name="Standard"/>
      <text:p text:style-name="Standard">справишься?</text:p>
      <text:p text:style-name="Standard"/>
      <text:p text:style-name="Standard">Максим Антоненко, [23.04.20 10:32]</text:p>
      <text:p text:style-name="Standard">ммм, не знаю, с куками в последний раз работал на курсах. Буду пробовать...</text:p>
      <text:p text:style-name="Standard"/>
      <text:p text:style-name="Standard">Евгений Логвинов, [23.04.20 10:33]</text:p>
      <text:p text:style-name="Standard">для куков есть пакет</text:p>
      <text:p text:style-name="Standard"/>
      <text:p text:style-name="Standard"/>
      <text:p text:style-name="Standard">нпм</text:p>
      <text:p text:style-name="Standard"/>
      <text:p text:style-name="Standard"/>
      <text:p text:style-name="Standard">с ним все будет легко и просто</text:p>
      <text:p text:style-name="Standard"/>
      <text:p text:style-name="Standard">почитай как делать защищенные роуты</text:p>
      <text:p text:style-name="Standard"/>
      <text:p text:style-name="Standard">и сделаю это приложени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0:38:24.018975059</meta:creation-date>
    <dc:date>2020-04-23T11:23:46.340742211</dc:date>
    <meta:editing-duration>PT45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16" meta:character-count="719" meta:non-whitespace-character-count="624"/>
  </office:meta>
</office:document-meta>
</file>